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1b7282" officeooo:paragraph-rsid="001b7282"/>
    </style:style>
    <style:style style:name="P2" style:family="paragraph" style:parent-style-name="Standard">
      <style:text-properties officeooo:rsid="001ca1fa" officeooo:paragraph-rsid="001ca1f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: <draw:frame draw:style-name="fr1" draw:name="オブジェクト1" text:anchor-type="as-char" svg:y="-0.377cm" svg:width="3cm" svg:height="0.53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オブジェクト2" text:anchor-type="as-char" svg:y="-0.377cm" svg:width="1.706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Output: <draw:frame draw:style-name="fr1" draw:name="オブジェクト3" text:anchor-type="as-char" svg:y="-0.377cm" svg:width="3.067cm" svg:height="0.531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オブジェクト4" text:anchor-type="as-char" svg:y="-0.377cm" svg:width="1.739cm" svg:height="0.531cm" draw:z-index="3"><draw:object xlink:href="./Object 4" xlink:type="simple" xlink:show="embed" xlink:actuate="onLoad"/><draw:image xlink:href="./ObjectReplacements/Object 4" xlink:type="simple" xlink:show="embed" xlink:actuate="onLoad"/></draw:frame>where 0,1 repeat at least<draw:frame draw:style-name="fr1" draw:name="オブジェクト5" text:anchor-type="as-char" svg:y="-0.377cm" svg:width="0.462cm" svg:height="0.467cm" draw:z-index="4"><draw:object xlink:href="./Object 5" xlink:type="simple" xlink:show="embed" xlink:actuate="onLoad"/><draw:image xlink:href="./ObjectReplacements/Object 5" xlink:type="simple" xlink:show="embed" xlink:actuate="onLoad"/></draw:frame>times and</text:p>
      <text:p text:style-name="P1"><draw:frame draw:style-name="fr1" draw:name="オブジェクト6" text:anchor-type="as-char" svg:y="-0.713cm" svg:width="2.18cm" svg:height="1.139cm" draw:z-index="5"><draw:object xlink:href="./Object 6" xlink:type="simple" xlink:show="embed" xlink:actuate="onLoad"/><draw:image xlink:href="./ObjectReplacements/Object 6" xlink:type="simple" xlink:show="embed" xlink:actuate="onLoad"/></draw:frame>becomes minimum</text:p>
      <text:p text:style-name="P1"/>
      <text:p text:style-name="P1">Consider <draw:frame draw:style-name="fr1" draw:name="オブジェクト7" text:anchor-type="as-char" svg:y="-0.386cm" svg:width="6.509cm" svg:height="0.50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1" draw:name="オブジェクト8" text:anchor-type="as-char" svg:y="-0.386cm" svg:width="1.693cm" svg:height="0.506cm" draw:z-index="7"><draw:object xlink:href="./Object 8" xlink:type="simple" xlink:show="embed" xlink:actuate="onLoad"/><draw:image xlink:href="./ObjectReplacements/Object 8" xlink:type="simple" xlink:show="embed" xlink:actuate="onLoad"/></draw:frame>is the error value when the value <draw:frame draw:style-name="fr1" draw:name="オブジェクト10" text:anchor-type="as-char" svg:y="-0.377cm" svg:width="0.423cm" svg:height="0.467cm" draw:z-index="9"><draw:object xlink:href="./Object 10" xlink:type="simple" xlink:show="embed" xlink:actuate="onLoad"/><draw:image xlink:href="./ObjectReplacements/Object 10" xlink:type="simple" xlink:show="embed" xlink:actuate="onLoad"/></draw:frame><text:s/>continues <draw:frame draw:style-name="fr1" draw:name="オブジェクト11" text:anchor-type="as-char" svg:y="-0.377cm" svg:width="0.395cm" svg:height="0.467cm" draw:z-index="10"><draw:object xlink:href="./Object 11" xlink:type="simple" xlink:show="embed" xlink:actuate="onLoad"/><draw:image xlink:href="./ObjectReplacements/Object 11" xlink:type="simple" xlink:show="embed" xlink:actuate="onLoad"/></draw:frame><text:s/>times at position <draw:frame draw:style-name="fr1" draw:name="オブジェクト9" text:anchor-type="as-char" svg:y="-0.377cm" svg:width="0.326cm" svg:height="0.467cm" draw:z-index="8"><draw:object xlink:href="./Object 9" xlink:type="simple" xlink:show="embed" xlink:actuate="onLoad"/><draw:image xlink:href="./ObjectReplacements/Object 9" xlink:type="simple" xlink:show="embed" xlink:actuate="onLoad"/></draw:frame>.</text:p>
      <text:p text:style-name="P2">Here,</text:p>
      <text:p text:style-name="P2"><draw:frame draw:style-name="fr1" draw:name="オブジェクト12" text:anchor-type="as-char" svg:y="-0.437cm" svg:width="3.397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draw:frame draw:style-name="fr1" draw:name="オブジェクト13" text:anchor-type="as-char" svg:y="-0.437cm" svg:width="7.652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<draw:frame draw:style-name="fr1" draw:name="オブジェクト14" text:anchor-type="as-char" svg:y="-0.437cm" svg:width="6.234cm" svg:height="0.591cm" draw:z-index="13"><draw:object xlink:href="./Object 14" xlink:type="simple" xlink:show="embed" xlink:actuate="onLoad"/><draw:image xlink:href="./ObjectReplacements/Object 14" xlink:type="simple" xlink:show="embed" xlink:actuate="onLoad"/></draw:frame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3:24:15.716000000</meta:creation-date>
    <dc:date>2018-05-20T15:48:09.125000000</dc:date>
    <meta:editing-duration>PT2H2M30S</meta:editing-duration>
    <meta:editing-cycles>1</meta:editing-cycles>
    <meta:document-statistic meta:table-count="0" meta:image-count="0" meta:object-count="14" meta:page-count="1" meta:paragraph-count="9" meta:word-count="24" meta:character-count="144" meta:non-whitespace-character-count="121"/>
    <meta:generator>LibreOffice/5.4.4.2$Windows_X86_64 LibreOffice_project/2524958677847fb3bb44820e40380acbe820f960</meta:generator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sub>
          <mi>x</mi>
          <mn>1</mn>
        </msub>
      </mrow>
      <mi>,</mi>
      <msub>
        <mi>x</mi>
        <mn>2</mn>
      </msub>
      <mi>,</mi>
      <mo stretchy="false">…</mo>
      <mi>,</mi>
      <msub>
        <mi>x</mi>
        <mi>N</mi>
      </msub>
    </mrow>
    <annotation encoding="StarMath 5.0">X=x_1 , x_2 , dotslow, x_N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i>j</mi>
    <annotation encoding="StarMath 5.0">j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n>1,1</mn>
              <mi>,</mi>
              <mi>v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i>v</mi>
              </mrow>
            </mrow>
            <mo fence="true" stretchy="false">)</mo>
          </mrow>
          <mn>2</mn>
        </msup>
      </mrow>
    </mrow>
    <annotation encoding="StarMath 5.0">e(1,1,v)=(x_1-v)^2</annotation>
  </semantics>
</math>
</file>

<file path=Object 13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i</mi>
              <mi>,</mi>
              <mn>1</mn>
              <mi>,</mi>
              <mi>v</mi>
            </mrow>
          </mrow>
          <mo fence="true" stretchy="false">)</mo>
        </mrow>
        <mo stretchy="false">=</mo>
        <msub>
          <mi mathvariant="italic">min</mi>
          <mi>k</mi>
        </msub>
      </mrow>
      <mi>e</mi>
      <mrow>
        <mrow>
          <mo fence="true" stretchy="false">(</mo>
          <mrow>
            <mrow>
              <mrow>
                <mi>i</mi>
                <mo stretchy="false">−</mo>
                <mn>1</mn>
              </mrow>
              <mi>,</mi>
              <mrow>
                <mi>L</mi>
                <mo stretchy="false">+</mo>
                <mi>k</mi>
              </mrow>
              <mi>,</mi>
              <mrow>
                <mn>1</mn>
                <mo stretchy="false">−</mo>
                <mi>v</mi>
              </mrow>
            </mrow>
          </mrow>
          <mo fence="true" stretchy="false">)</mo>
        </mrow>
        <mo stretchy="false">+</mo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i>v</mi>
              </mrow>
            </mrow>
            <mo fence="true" stretchy="false">)</mo>
          </mrow>
          <mn>2</mn>
        </msup>
      </mrow>
    </mrow>
    <annotation encoding="StarMath 5.0">e(i,1,v)=min_k e(i-1,L+k,1-v)+(x_i-v)^2</annotation>
  </semantics>
</math>
</file>

<file path=Object 1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i</mi>
              <mi>,</mi>
              <mi>j</mi>
              <mi>,</mi>
              <mi>v</mi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i>i</mi>
                <mo stretchy="false">−</mo>
                <mn>1</mn>
              </mrow>
              <mi>,</mi>
              <mrow>
                <mi>j</mi>
                <mo stretchy="false">−</mo>
                <mn>1</mn>
              </mrow>
              <mi>,</mi>
              <mi>v</mi>
            </mrow>
          </mrow>
          <mo fence="true" stretchy="false">)</mo>
        </mrow>
        <mo stretchy="false">+</mo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i>v</mi>
              </mrow>
            </mrow>
            <mo fence="true" stretchy="false">)</mo>
          </mrow>
          <mn>2</mn>
        </msup>
      </mrow>
    </mrow>
    <annotation encoding="StarMath 5.0">e(i,j,v)=e(i-1,j-1,v)+(x_i-v)^2</annotation>
  </semantics>
</math>
</file>

<file path=Object 2/content.xml><?xml version="1.0" encoding="utf-8"?>
<math xmlns="http://www.w3.org/1998/Math/MathML" display="block">
  <semantics>
    <mrow>
      <msub>
        <mi>x</mi>
        <mi>i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 in lbrace 0,1 rbrace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sub>
          <mi>y</mi>
          <mn>1</mn>
        </msub>
      </mrow>
      <mi>,</mi>
      <msub>
        <mi>y</mi>
        <mn>2</mn>
      </msub>
      <mi>,</mi>
      <mo stretchy="false">…</mo>
      <mi>,</mi>
      <msub>
        <mi>y</mi>
        <mi>N</mi>
      </msub>
    </mrow>
    <annotation encoding="StarMath 5.0">Y=y_1 , y_2 , dotslow, y_N</annotation>
  </semantics>
</math>
</file>

<file path=Object 4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y_i in lbrace 0,1 rbrace</annotation>
  </semantics>
</math>
</file>

<file path=Object 5/content.xml><?xml version="1.0" encoding="utf-8"?>
<math xmlns="http://www.w3.org/1998/Math/MathML" display="block">
  <semantics>
    <mi>L</mi>
    <annotation encoding="StarMath 5.0">L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sup>
        <mrow>
          <mo fence="true" stretchy="false">(</mo>
          <mrow>
            <mrow>
              <msub>
                <mi>x</mi>
                <mi>i</mi>
              </msub>
              <mi>–</mi>
              <msub>
                <mi>y</mi>
                <mi>i</mi>
              </msub>
            </mrow>
          </mrow>
          <mo fence="true" stretchy="false">)</mo>
        </mrow>
        <mn>2</mn>
      </msup>
    </mrow>
    <annotation encoding="StarMath 5.0">sum from i=1 to N (x_i – y_i)^2</annotation>
  </semantics>
</math>
</file>

<file path=Object 7/content.xml><?xml version="1.0" encoding="utf-8"?>
<math xmlns="http://www.w3.org/1998/Math/MathML" display="block">
  <semantics>
    <mrow>
      <mi>e</mi>
      <mrow>
        <mo fence="true" stretchy="false">(</mo>
        <mrow>
          <mrow>
            <mi>i</mi>
            <mi>,</mi>
            <mi>j</mi>
            <mi>,</mi>
            <mi>v</mi>
          </mrow>
        </mrow>
        <mo fence="true" stretchy="false">)</mo>
      </mrow>
      <mspace width="2em"/>
      <mrow>
        <mn>1</mn>
        <mo stretchy="false">≤</mo>
        <mi>i</mi>
        <mo stretchy="false">≤</mo>
        <mi>N</mi>
      </mrow>
      <mi>,</mi>
      <mrow>
        <mn>1</mn>
        <mo stretchy="false">≤</mo>
        <mi>j</mi>
        <mo stretchy="false">≤</mo>
        <mi>L</mi>
      </mrow>
      <mi>,</mi>
      <mrow>
        <mi>v</mi>
        <mo stretchy="false">∈</mo>
        <mrow>
          <mo fence="true" stretchy="false">{</mo>
          <mrow>
            <mn>0,1</mn>
          </mrow>
          <mo fence="true" stretchy="false">}</mo>
        </mrow>
      </mrow>
    </mrow>
    <annotation encoding="StarMath 5.0">e(i,j,v) ~ 1&lt;=i&lt;=N,1&lt;=j&lt;=L,v in lbrace 0,1 rbrace</annotation>
  </semantics>
</math>
</file>

<file path=Object 8/content.xml><?xml version="1.0" encoding="utf-8"?>
<math xmlns="http://www.w3.org/1998/Math/MathML" display="block">
  <semantics>
    <mrow>
      <mi>e</mi>
      <mrow>
        <mo fence="true" stretchy="false">(</mo>
        <mrow>
          <mrow>
            <mi>i</mi>
            <mi>,</mi>
            <mi>j</mi>
            <mi>,</mi>
            <mi>v</mi>
          </mrow>
        </mrow>
        <mo fence="true" stretchy="false">)</mo>
      </mrow>
    </mrow>
    <annotation encoding="StarMath 5.0">e(i,j,v)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